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Roboto" svg:font-family="Roboto, apple-system, 'apple color emoji', BlinkMacSystemFont, 'Segoe UI', Roboto, Oxygen-Sans, Ubuntu, Cantarell, 'Helvetica Neue', sans-serif"/>
    <style:font-face style:name="Roboto Mono" svg:font-family="'Roboto Mono', monospac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157d05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157d05"/>
    </style:style>
    <style:style style:name="P3" style:family="paragraph" style:parent-style-name="Standard">
      <style:text-properties fo:color="#c9211e" loext:opacity="100%" style:font-name="Times New Roman" fo:font-weight="normal" style:font-weight-asian="normal" style:font-weight-complex="normal"/>
    </style:style>
    <style:style style:name="P4" style:family="paragraph" style:parent-style-name="Standard">
      <style:text-properties officeooo:rsid="002026b5" officeooo:paragraph-rsid="00157d05"/>
    </style:style>
    <style:style style:name="T1" style:family="text">
      <style:text-properties officeooo:rsid="00157d05"/>
    </style:style>
    <style:style style:name="T2" style:family="text">
      <style:text-properties fo:color="#c9211e" loext:opacity="100%"/>
    </style:style>
    <style:style style:name="T3" style:family="text">
      <style:text-properties fo:font-variant="normal" fo:text-transform="none" fo:color="#ffffff" loext:opacity="100%" style:font-name="Roboto" fo:font-size="12pt" fo:letter-spacing="normal" fo:font-style="normal" fo:font-weight="normal"/>
    </style:style>
    <style:style style:name="T4" style:family="text">
      <style:text-properties fo:font-variant="normal" fo:text-transform="none" fo:color="#ffffff" loext:opacity="100%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ffffff" loext:opacity="100%" style:font-name="Arial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ffffff" loext:opacity="100%" style:font-name="Arial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ffffff" loext:opacity="100%" style:font-name="Times New Roman" fo:font-size="12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c9211e" loext:opacity="100%" style:font-name="Roboto" fo:font-size="12pt" fo:letter-spacing="normal" fo:font-style="normal" fo:font-weight="normal"/>
    </style:style>
    <style:style style:name="T9" style:family="text">
      <style:text-properties fo:font-variant="normal" fo:text-transform="none" style:use-window-font-color="true" loext:opacity="0%" style:font-name="Roboto" fo:font-size="12pt" fo:letter-spacing="normal" fo:font-style="normal" fo:font-weight="normal"/>
    </style:style>
    <style:style style:name="T10" style:family="text">
      <style:text-properties fo:font-variant="normal" fo:text-transform="none" style:use-window-font-color="true" loext:opacity="0%" style:font-name="Arial" fo:font-size="12pt" fo:letter-spacing="normal" fo:font-style="normal" fo:font-weight="normal"/>
    </style:style>
    <style:style style:name="T11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style:use-window-font-color="true" loext:opacity="0%" style:font-name="Arial" fo:font-size="12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style:use-window-font-color="true" loext:opacity="0%" style:font-name="Times New Roman" fo:font-size="12pt" fo:letter-spacing="normal" fo:font-style="normal" fo:font-weight="normal" style:font-weight-asian="normal" style:font-weight-complex="normal"/>
    </style:style>
    <style:style style:name="T14" style:family="text">
      <style:text-properties style:use-window-font-color="true" loext:opacity="0%"/>
    </style:style>
    <style:style style:name="T15" style:family="text">
      <style:text-properties style:use-window-font-color="true" loext:opacity="0%" style:font-name="Arial"/>
    </style:style>
    <style:style style:name="T16" style:family="text">
      <style:text-properties style:use-window-font-color="true" loext:opacity="0%" style:font-name="Arial" fo:font-weight="bold" style:font-weight-asian="bold" style:font-weight-complex="bold"/>
    </style:style>
    <style:style style:name="T17" style:family="text">
      <style:text-properties style:use-window-font-color="true" loext:opacity="0%" style:font-name="Arial" fo:font-weight="normal" style:font-weight-asian="normal" style:font-weight-complex="normal"/>
    </style:style>
    <style:style style:name="T18" style:family="text">
      <style:text-properties style:use-window-font-color="true" loext:opacity="0%" style:font-name="Times New Roman" fo:font-weight="normal" style:font-weight-asian="normal" style:font-weight-complex="normal"/>
    </style:style>
    <style:style style:name="T19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нятие № 12 1.</text:p>
      <text:p text:style-name="P1"><text:span text:style-name="T1">Тема</text:span>: составление программ в функциональном стиле в IDE PyCharm Community. 2. К 3. Цел<text:span text:style-name="T1">ь</text:span>: закрепить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.</text:p>
      <text:p text:style-name="P1"/>
      <text:p text:style-name="Standard"><text:span text:style-name="T3">1</text:span><text:span text:style-name="T7">.</text:span><text:span text:style-name="T13">В последовательности на n целых чисел умножить все элементы на первый эл</text:span><text:span text:style-name="T18">емент.</text:span></text:p>
      <text:p text:style-name="P3"/>
      <text:p text:style-name="P2"><text:span text:style-name="T19">def </text:span><text:span text:style-name="T20">multiply_first_element</text:span><text:span text:style-name="T21">(sequence):</text:span><text:line-break/><text:span text:style-name="T21"> <text:s text:c="3"/></text:span><text:span text:style-name="T19">if </text:span><text:span text:style-name="T22">len</text:span><text:span text:style-name="T21">(sequence) &lt; </text:span><text:span text:style-name="T23">1</text:span><text:span text:style-name="T21">:</text:span><text:line-break/><text:span text:style-name="T21"> <text:s text:c="7"/></text:span><text:span text:style-name="T19">return </text:span><text:span text:style-name="T21">sequence</text:span><text:line-break/><text:line-break/><text:span text:style-name="T21"> <text:s text:c="3"/>first_element = sequence[</text:span><text:span text:style-name="T23">0</text:span><text:span text:style-name="T21">]</text:span><text:line-break/><text:span text:style-name="T21"> <text:s text:c="3"/>multiplied_sequence = [x * first_element </text:span><text:span text:style-name="T19">for </text:span><text:span text:style-name="T21">x </text:span><text:span text:style-name="T19">in </text:span><text:span text:style-name="T21">sequence]</text:span><text:line-break/><text:line-break/><text:span text:style-name="T21"> <text:s text:c="3"/></text:span><text:span text:style-name="T19">return </text:span><text:span text:style-name="T21">multiplied_sequence</text:span></text:p>
      <text:p text:style-name="P1"/>
      <text:p text:style-name="P1"/>
      <text:p text:style-name="P1"/>
      <text:p text:style-name="P1">/home/student/Документы/IS-27/Prog_Ovcharenko/pythonProject9/venv/bin/python /home/student/Документы/IS-27/Prog_Ovcharenko/pythonProject9/12_1.py </text:p>
      <text:p text:style-name="P1">[4, 8, 12, 16, 20]</text:p>
      <text:p text:style-name="P1"/>
      <text:p text:style-name="P1">Process finished with exit code 0</text:p>
      <text:p text:style-name="P1"/>
      <text:p text:style-name="P1"/>
      <text:p text:style-name="P1"/>
      <text:p text:style-name="P1">2.Составить генератор (yield), который переведет символы строки из нижнего регистра в верхний.</text:p>
      <text:p text:style-name="P1"/>
      <text:p text:style-name="P2"><text:span text:style-name="T19">def </text:span><text:span text:style-name="T20">uppercase_generator</text:span><text:span text:style-name="T21">(input_string):</text:span><text:line-break/><text:span text:style-name="T21"> <text:s text:c="3"/></text:span><text:span text:style-name="T19">for </text:span><text:span text:style-name="T21">char </text:span><text:span text:style-name="T19">in </text:span><text:span text:style-name="T21">input_string:</text:span><text:line-break/><text:span text:style-name="T21"> <text:s text:c="7"/></text:span><text:span text:style-name="T19">if </text:span><text:span text:style-name="T21">char.islower():</text:span><text:line-break/><text:span text:style-name="T21"> <text:s text:c="11"/></text:span><text:span text:style-name="T19">yield </text:span><text:span text:style-name="T21">char.upper()</text:span><text:line-break/><text:span text:style-name="T21"> <text:s text:c="7"/></text:span><text:span text:style-name="T19">else</text:span><text:span text:style-name="T21">:</text:span><text:line-break/><text:span text:style-name="T21"> <text:s text:c="11"/></text:span><text:span text:style-name="T19">yield </text:span><text:span text:style-name="T21">char</text:span><text:line-break/><text:line-break/><text:span text:style-name="T21">input_string = </text:span><text:span text:style-name="T24">"Hello, World!"</text:span><text:line-break/><text:span text:style-name="T21">result = </text:span><text:span text:style-name="T24">''</text:span><text:span text:style-name="T21">.join(uppercase_generator(input_string))</text:span><text:line-break/><text:span text:style-name="T22">print</text:span><text:span text:style-name="T21">(result)</text:span></text:p>
      <text:p text:style-name="P1"/>
      <text:p text:style-name="P1">/home/student/Документы/IS-27/Prog_Ovcharenko/pythonProject9/venv/bin/python /home/student/Документы/IS-27/Prog_Ovcharenko/pythonProject9/12_2.py </text:p>
      <text:p text:style-name="P1">HELLO, WORLD!</text:p>
      <text:p text:style-name="P1"/>
      <text:p text:style-name="P1">Process finished with exit code 0</text:p>
      <text:p text:style-name="P1"/>
      <text:p text:style-name="P4">Вывод: в процессе выполнения практического занятия выработал навыки составления программ в функциональном стиле в IDE Pycharm Community.</text:p>
      <text:p text:style-name="P4">Выполнены разработка кода,отладлка, тестирование, оптимизация программного кода.</text:p>
      <text:p text:style-name="P4">Готовые программные коды были выложене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Roboto" svg:font-family="Roboto, apple-system, 'apple color emoji', BlinkMacSystemFont, 'Segoe UI', Roboto, Oxygen-Sans, Ubuntu, Cantarell, 'Helvetica Neue', sans-serif"/>
    <style:font-face style:name="Roboto Mono" svg:font-family="'Roboto Mono', monospac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3-16T15:56:59.397420771</dc:date>
    <meta:editing-cycles>2</meta:editing-cycles>
    <meta:editing-duration>PT8M44S</meta:editing-duration>
    <meta:document-statistic meta:table-count="0" meta:image-count="0" meta:object-count="0" meta:page-count="1" meta:paragraph-count="15" meta:word-count="163" meta:character-count="1636" meta:non-whitespace-character-count="1415"/>
    <meta:user-defined meta:name="Поле 1"/>
    <meta:user-defined meta:name="Поле 2"/>
    <meta:user-defined meta:name="Поле 3"/>
    <meta:user-defined meta:name="Поле 4"/>
  </office:meta>
</office:document-meta>
</file>